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1.058cm" svg:stroke-color="#0066cc" draw:marker-start-width="2.645cm" draw:marker-end-width="2.645cm" draw:fill="solid" draw:fill-color="#eeeeee" draw:textarea-vertical-align="middle" fo:padding-top="0.651cm" fo:padding-bottom="0.651cm" fo:padding-left="0.776cm" fo:padding-right="0.776cm" draw:shadow-offset-x="0.201cm" draw:shadow-offset-y="0.201cm"/>
    </style:style>
    <style:style style:name="gr2" style:family="graphic" style:parent-style-name="standard">
      <style:graphic-properties svg:stroke-width="0.706cm" svg:stroke-color="#0066cc" draw:marker-start-width="1.588cm" draw:marker-end-width="1.588cm" draw:fill-color="#0066cc" draw:textarea-vertical-align="middle" fo:padding-top="0.476cm" fo:padding-bottom="0.476cm" fo:padding-left="0.601cm" fo:padding-right="0.601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ircle draw:style-name="gr1" draw:text-style-name="P1" draw:layer="layout" svg:width="14.111cm" svg:height="14.111cm" svg:x="4.528cm" svg:y="4.528cm">
          <text:p/>
        </draw:circle>
        <draw:rect draw:style-name="gr2" draw:text-style-name="P1" draw:layer="layout" svg:width="1.411cm" svg:height="4.588cm" svg:x="10.878cm" svg:y="11.089cm">
          <text:p/>
        </draw:rect>
        <draw:circle draw:style-name="gr2" draw:text-style-name="P1" draw:layer="layout" svg:width="2.117cm" svg:height="2.117cm" svg:x="10.525cm" svg:y="6.945cm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de" fo:country="DE" style:font-family-asian="'Roboto Thin'" style:font-family-generic-asian="system" style:font-pitch-asian="variable" style:font-size-asian="24pt" style:language-asian="zh" style:country-asian="CN" style:font-family-complex="'Roboto Thin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Roboto Thin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7-26T21:34:36</meta:creation-date>
    <dc:date>2020-07-26T23:05:58</dc:date>
    <meta:editing-duration>PT1H31M22S</meta:editing-duration>
    <meta:editing-cycles>23</meta:editing-cycles>
    <meta:generator>OpenOffice/4.1.4$Unix OpenOffice.org_project/414m5$Build-9788</meta:generator>
    <meta:document-statistic meta:object-count="3"/>
  </office:meta>
</office:document-meta>
</file>